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b74" officeooo:paragraph-rsid="001afb74"/>
    </style:style>
    <style:style style:name="P2" style:family="paragraph" style:parent-style-name="Standard">
      <style:text-properties officeooo:rsid="001b374c" officeooo:paragraph-rsid="001b374c"/>
    </style:style>
    <style:style style:name="P3" style:family="paragraph" style:parent-style-name="Standard">
      <style:text-properties officeooo:rsid="001b42bc" officeooo:paragraph-rsid="001b42bc"/>
    </style:style>
    <style:style style:name="P4" style:family="paragraph" style:parent-style-name="Standard">
      <style:text-properties officeooo:rsid="001b42bc" officeooo:paragraph-rsid="0023d4d0"/>
    </style:style>
    <style:style style:name="P5" style:family="paragraph" style:parent-style-name="Standard">
      <style:text-properties officeooo:rsid="001ba5c1" officeooo:paragraph-rsid="001ba5c1"/>
    </style:style>
    <style:style style:name="P6" style:family="paragraph" style:parent-style-name="Standard">
      <style:text-properties officeooo:rsid="001d9bf3" officeooo:paragraph-rsid="001d9bf3"/>
    </style:style>
    <style:style style:name="P7" style:family="paragraph" style:parent-style-name="Standard">
      <style:text-properties officeooo:rsid="00222a9f" officeooo:paragraph-rsid="00222a9f"/>
    </style:style>
    <style:style style:name="T1" style:family="text">
      <style:text-properties officeooo:rsid="001b374c"/>
    </style:style>
    <style:style style:name="T2" style:family="text">
      <style:text-properties officeooo:rsid="001b42bc"/>
    </style:style>
    <style:style style:name="T3" style:family="text">
      <style:text-properties officeooo:rsid="001ba5c1"/>
    </style:style>
    <style:style style:name="T4" style:family="text">
      <style:text-properties officeooo:rsid="001d901c"/>
    </style:style>
    <style:style style:name="T5" style:family="text">
      <style:text-properties officeooo:rsid="001d9bf3"/>
    </style:style>
    <style:style style:name="T6" style:family="text">
      <style:text-properties officeooo:rsid="00202f92"/>
    </style:style>
    <style:style style:name="T7" style:family="text">
      <style:text-properties officeooo:rsid="00222a9f"/>
    </style:style>
    <style:style style:name="T8" style:family="text">
      <style:text-properties officeooo:rsid="0023d4d0"/>
    </style:style>
    <style:style style:name="T9" style:family="text">
      <style:text-properties officeooo:rsid="002594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A) mert ha máshol van definiálva nem feltétlenül kell hogy látható legyen az adott osztály számára <text:line-break/><text:span text:style-name="T5">A HELYES VÁLASZ : B) mert csak hasitókód/hashcode v memóriacimet ad vissza és nem az objektum adatait adja vissza!!!!</text:span><text:line-break/>2: B) a második karaktertől kimásolja a következő 3 betűt.</text:p>
      <text:p text:style-name="P6">A HELYES: D) kettőtől indul és ötig megy.</text:p>
      <text:p text:style-name="P1">3: ? <text:span text:style-name="T5">static - minden osztályban csak 1 van, 1 változó, nincs minden objektumban benne, csak a fejlécben van deklarálva. Static függvényből nem hivhatjuk meg, mert abból csak egy van objektumból pedig több is lehet(van):</text:span></text:p>
      <text:p text:style-name="P6">A HELYES: <text:s/>D)</text:p>
      <text:p text:style-name="P1">4: <text:span text:style-name="T1">B) mivel az első nulla nem lesz returnolva.<text:line-break/>A HELYES: <text:s/>C) válasz, a final miatt, nem lehet overrideolni! </text:span></text:p>
      <text:p text:style-name="P2">5: <text:span text:style-name="T4">Nincs megoldás. Two objektum, objektum two return.... <text:s/>VALASZ : <text:s/>objektumátadás referencia szerint adódik át, tehát a t is módosul a t2-vel ezért VÁLASZ:C</text:span></text:p>
      <text:p text:style-name="P2">6. <text:s/>C vagy A) <text:s/><text:span text:style-name="T6">Valasz: objektumma lesz castolva es mint objektum ugyan oda mutat mint az i , ami már nem létezik mint objektum, de mutat az i értékére. Helyes VÁLASZ: B). Visszacastolni igy nem lehet mert nincs i adattagja</text:span></text:p>
      <text:p text:style-name="P2">7. B)</text:p>
      <text:p text:style-name="P2">8. <text:s/>D) nem érheti el, hanem az osztályból lehet a getterrel elérni a változót</text:p>
      <text:p text:style-name="P7">A) mindig van default konstruktora meg egy ures objektumnak is. sosincs olyan hogy ne legyen definiálva egy objektum.</text:p>
      <text:p text:style-name="P7">B) nagyon igaz</text:p>
      <text:p text:style-name="P7">C) <text:s/>osztálymetódus static abból csak 1 létezhet. ABBÓL NEM LEHET ELÉRNI a példányváltozót<text:line-break/>D) <text:s/>példányváltozóból annyi létezik ahány objektumunk van</text:p>
      <text:p text:style-name="P7">HELYES VÁLASZ: C. az A is talan jó.... vitatható...</text:p>
      <text:p text:style-name="P2">9. <text:span text:style-name="T2">A) A c-nél al leszármazottabbak nem érik el! A d pedig pont forditva. </text:span></text:p>
      <text:p text:style-name="P3">10. ? <text:span text:style-name="T7">C-nél az osztályok közötti kapcsolatot irja le!4 D) nem igaz mert csak a B publicocat látja az A-tól. Helyes válasz a B.</text:span></text:p>
      <text:p text:style-name="P3">11. C) <text:span text:style-name="T7">HELYES a D)- ... szuper az ősosztályra a super pedig a fenti osztályra.... this akkor is ott van ha nem irjuk ki.he</text:span></text:p>
      <text:p text:style-name="P3">12. C) második nullam ert nem kerül inicializálásra az int s fent.</text:p>
      <text:p text:style-name="P4"><text:span text:style-name="T8">Érték szerint adódik át, B a helyes válasz , az x az hét marad igyis úgyis . Mivel fent az S az static mindenhonnan elérhető. Nem objektumként van átadva, hanem referencia szerint mert az int az PRIMITIV! Csak kiküldöd az adatot, de nem változik fent is csak a kis függvényében. Ha osztályban lenne és az osztály kerülne átadása, az osztály példánya lenne átadva és akk módosulna az eredeti is. ÚGY már referencia szerint vna átadva. Ha Integer lenne akkor működne.</text:span></text:p>
      <text:p text:style-name="P4">13. <text:span text:style-name="T3">A) </text:span><text:s/><text:span text:style-name="T8">helyes a D), IOException az ős, igy azért kapod el azt. Elkapja az összes b-d ig terjedő hibát! Out.close hibát tud dobni és nem kezeli le. Nincs is benne már a catchbe.... mivel az már a finally....</text:span></text:p>
      <text:p text:style-name="P5">14. <text:s/>? <text:s/><text:span text:style-name="T9">Interfaceben két dolog lehet abstrakt és konstans függvények. Helyes a C) . Nem implementálunk benne metódust, nem kell kiirni, hogy public abstart mivel azt behelyettesiti magába Egy osztály akármennyi osztályt deklaráhat. Egyszeres öröklődés de több osztályt is implementálhat.</text:span></text:p>
      <text:p text:style-name="P5"/>
      <text:p text:style-name="P5">1. Melyik állítás hamis?</text:p>
      <text:p text:style-name="P5"/>
      <text:p text:style-name="P5">a, Minden objektumot meg lehet szólítani a toString() metódussal, függetlenül attól, hogy az adott osztályban definiálták-e, vagy sem</text:p>
      <text:p text:style-name="P5"/>
      <text:p text:style-name="P5">b, A toString() minden esetben az objektum adatait adja vissza szöveges formában.</text:p>
      <text:p text:style-name="P5"/>
      <text:p text:style-name="P5">c, Egy osztályban nem feltétlenül kell szerepelnie toString metódusnak</text:p>
      <text:p text:style-name="P5"><text:soft-page-break/></text:p>
      <text:p text:style-name="P5">d, A System.out.println() metódus paraméterében bármilyen objektum szerepelhet</text:p>
      <text:p text:style-name="P5"/>
      <text:p text:style-name="P5"/>
      <text:p text:style-name="P5"/>
      <text:p text:style-name="P5">2,Adott a következő deklaráció:</text:p>
      <text:p text:style-name="P5"/>
      <text:p text:style-name="P5"><text:tab/>String szo = "Virágot";</text:p>
      <text:p text:style-name="P5"/>
      <text:p text:style-name="P5">Melyik kifejezés adja vissza a "rág" résszót?</text:p>
      <text:p text:style-name="P5"/>
      <text:p text:style-name="P5">a, szo.substring(3,3);</text:p>
      <text:p text:style-name="P5"/>
      <text:p text:style-name="P5">b, szo.substring(2,3);</text:p>
      <text:p text:style-name="P5"/>
      <text:p text:style-name="P5">c, szo.substring(2,4);</text:p>
      <text:p text:style-name="P5"/>
      <text:p text:style-name="P5">d, szo.substring(2,5);</text:p>
      <text:p text:style-name="P5"/>
      <text:p text:style-name="P5"/>
      <text:p text:style-name="P5"/>
      <text:p text:style-name="P5">3. Melyik állítás igaz a következők közül?</text:p>
      <text:p text:style-name="P5"/>
      <text:p text:style-name="P5">a, Egy statikus metódus meghívhatja ugyanazon osztály egy nem statikus metódusát a this kulcsszó segítségével.</text:p>
      <text:p text:style-name="P5"/>
      <text:p text:style-name="P5">b, Az osztály összes osztály- és példánymetódusa híváskor átad egy implicit this paramétert.</text:p>
      <text:p text:style-name="P5"/>
      <text:p text:style-name="P5">c, Minden objektumban helyet kap az a változó, aminek van static módosítója.</text:p>
      <text:p text:style-name="P5"/>
      <text:p text:style-name="P5">d, Minden objektumban helyet kap az a változó, aminek nincs static módosítója.</text:p>
      <text:p text:style-name="P5"/>
      <text:p text:style-name="P5"/>
      <text:p text:style-name="P5"/>
      <text:p text:style-name="P5">4. Adott a következő kódrészlet:</text:p>
      <text:p text:style-name="P5"/>
      <text:p text:style-name="P5"/>
      <text:p text:style-name="P5"/>
      <text:p text:style-name="P5">class A {</text:p>
      <text:p text:style-name="P5"/>
      <text:p text:style-name="P5"><text:tab/>final public int getResult(int a, int b){ return 0;}</text:p>
      <text:p text:style-name="P5"/>
      <text:p text:style-name="P5">}</text:p>
      <text:p text:style-name="P5"/>
      <text:p text:style-name="P5"/>
      <text:p text:style-name="P5"/>
      <text:p text:style-name="P5">class B extends A{</text:p>
      <text:p text:style-name="P5"/>
      <text:p text:style-name="P5"><text:tab/>public int getResult(int a, int b){ return 1;}</text:p>
      <text:p text:style-name="P5"/>
      <text:p text:style-name="P5">}</text:p>
      <text:p text:style-name="P5"/>
      <text:p text:style-name="P5"><text:soft-page-break/></text:p>
      <text:p text:style-name="P5"/>
      <text:p text:style-name="P5">public class Test{</text:p>
      <text:p text:style-name="P5"/>
      <text:p text:style-name="P5"/>
      <text:p text:style-name="P5"/>
      <text:p text:style-name="P5"><text:tab/>public static void main(String[] args){</text:p>
      <text:p text:style-name="P5"/>
      <text:p text:style-name="P5"/>
      <text:p text:style-name="P5"/>
      <text:p text:style-name="P5"><text:tab/><text:tab/>B b = new B();</text:p>
      <text:p text:style-name="P5"/>
      <text:p text:style-name="P5"><text:tab/><text:tab/>System.out.println("x = " + b.getResult(0,1));</text:p>
      <text:p text:style-name="P5"/>
      <text:p text:style-name="P5"><text:tab/>}</text:p>
      <text:p text:style-name="P5"/>
      <text:p text:style-name="P5">}</text:p>
      <text:p text:style-name="P5"/>
      <text:p text:style-name="P5"/>
      <text:p text:style-name="P5"/>
      <text:p text:style-name="P5">Mit ír ki a fenti kódrészlet?</text:p>
      <text:p text:style-name="P5"/>
      <text:p text:style-name="P5">a, x = 0</text:p>
      <text:p text:style-name="P5"/>
      <text:p text:style-name="P5">b, x = 1</text:p>
      <text:p text:style-name="P5"/>
      <text:p text:style-name="P5">c, Fordítási hiba keletkezik</text:p>
      <text:p text:style-name="P5"/>
      <text:p text:style-name="P5">d, Futás közben kivétel dobódik</text:p>
      <text:p text:style-name="P5"/>
      <text:p text:style-name="P5"/>
      <text:p text:style-name="P5"/>
      <text:p text:style-name="P5">5, Adott az alábbi kódrészlet:</text:p>
      <text:p text:style-name="P5"/>
      <text:p text:style-name="P5"/>
      <text:p text:style-name="P5"/>
      <text:p text:style-name="P5">class Two{</text:p>
      <text:p text:style-name="P5"/>
      <text:p text:style-name="P5"><text:tab/>byte x;</text:p>
      <text:p text:style-name="P5"/>
      <text:p text:style-name="P5">}</text:p>
      <text:p text:style-name="P5"/>
      <text:p text:style-name="P5"/>
      <text:p text:style-name="P5"/>
      <text:p text:style-name="P5">public class Pass0{</text:p>
      <text:p text:style-name="P5"/>
      <text:p text:style-name="P5"/>
      <text:p text:style-name="P5"/>
      <text:p text:style-name="P5"><text:tab/>public static void main(String[]args){</text:p>
      <text:p text:style-name="P5"/>
      <text:p text:style-name="P5"><text:tab/><text:tab/>Pass0 p = new Pass0();</text:p>
      <text:p text:style-name="P5"/>
      <text:p text:style-name="P5"><text:soft-page-break/><text:tab/><text:tab/>p.start();</text:p>
      <text:p text:style-name="P5"/>
      <text:p text:style-name="P5"><text:tab/>}</text:p>
      <text:p text:style-name="P5"/>
      <text:p text:style-name="P5"/>
      <text:p text:style-name="P5"/>
      <text:p text:style-name="P5"><text:tab/>void start(){</text:p>
      <text:p text:style-name="P5"/>
      <text:p text:style-name="P5"><text:tab/><text:tab/>Two t = new Two();</text:p>
      <text:p text:style-name="P5"/>
      <text:p text:style-name="P5"><text:tab/><text:tab/>System.out.print(t.x + " ");</text:p>
      <text:p text:style-name="P5"/>
      <text:p text:style-name="P5"><text:tab/><text:tab/>Two t2 = fix(t);</text:p>
      <text:p text:style-name="P5"/>
      <text:p text:style-name="P5"><text:tab/><text:tab/>System.out.println(t.x + " " + t2.x);</text:p>
      <text:p text:style-name="P5"/>
      <text:p text:style-name="P5"><text:tab/>}</text:p>
      <text:p text:style-name="P5"/>
      <text:p text:style-name="P5"/>
      <text:p text:style-name="P5"/>
      <text:p text:style-name="P5"><text:tab/>Two fix(Two tt){</text:p>
      <text:p text:style-name="P5"/>
      <text:p text:style-name="P5"><text:tab/><text:tab/>tt.x = 42;</text:p>
      <text:p text:style-name="P5"/>
      <text:p text:style-name="P5"><text:tab/><text:tab/>return tt;</text:p>
      <text:p text:style-name="P5"/>
      <text:p text:style-name="P5"><text:tab/>}</text:p>
      <text:p text:style-name="P5"/>
      <text:p text:style-name="P5">}<text:tab/></text:p>
      <text:p text:style-name="P5"/>
      <text:p text:style-name="P5"/>
      <text:p text:style-name="P5"/>
      <text:p text:style-name="P5">Mi lesz a program futásának eredménye?</text:p>
      <text:p text:style-name="P5"/>
      <text:p text:style-name="P5">a, null null 42</text:p>
      <text:p text:style-name="P5"/>
      <text:p text:style-name="P5">b, 0 0 42</text:p>
      <text:p text:style-name="P5"/>
      <text:p text:style-name="P5">c, 0 42 42</text:p>
      <text:p text:style-name="P5"/>
      <text:p text:style-name="P5">d, 0 0 0</text:p>
      <text:p text:style-name="P5"/>
      <text:p text:style-name="P5"/>
      <text:p text:style-name="P5"/>
      <text:p text:style-name="P5">6. Adott az alábbi kódrészlet:</text:p>
      <text:p text:style-name="P5"/>
      <text:p text:style-name="P5">public class Test{</text:p>
      <text:p text:style-name="P5"/>
      <text:p text:style-name="P5"><text:tab/>public static void main(String[]args){</text:p>
      <text:p text:style-name="P5"/>
      <text:p text:style-name="P5"><text:tab/><text:tab/>class Foo{</text:p>
      <text:p text:style-name="P5"/>
      <text:p text:style-name="P5"><text:soft-page-break/><text:tab/><text:tab/><text:tab/>public int i = 3;</text:p>
      <text:p text:style-name="P5"/>
      <text:p text:style-name="P5"><text:tab/><text:tab/>}</text:p>
      <text:p text:style-name="P5"/>
      <text:p text:style-name="P5"><text:tab/><text:tab/>Object o = (Object)new Foo();</text:p>
      <text:p text:style-name="P5"/>
      <text:p text:style-name="P5"><text:tab/><text:tab/>Foo foo = (Foo)o;</text:p>
      <text:p text:style-name="P5"/>
      <text:p text:style-name="P5"><text:tab/><text:tab/>System.out.println("i = " + foo.i);</text:p>
      <text:p text:style-name="P5"/>
      <text:p text:style-name="P5"><text:tab/>}</text:p>
      <text:p text:style-name="P5"/>
      <text:p text:style-name="P5">}</text:p>
      <text:p text:style-name="P5"/>
      <text:p text:style-name="P5">Mi lesz a futás eredménye?</text:p>
      <text:p text:style-name="P5"/>
      <text:p text:style-name="P5">a, A programrészlet szintaktikailag hibás</text:p>
      <text:p text:style-name="P5"/>
      <text:p text:style-name="P5">b, i = 3;</text:p>
      <text:p text:style-name="P5"/>
      <text:p text:style-name="P5">c, ClassCastException keletkezik</text:p>
      <text:p text:style-name="P5"/>
      <text:p text:style-name="P5">d, i = 5;</text:p>
      <text:p text:style-name="P5"/>
      <text:p text:style-name="P5"/>
      <text:p text:style-name="P5"/>
      <text:p text:style-name="P5">7.Adott az alábbi kódrészlet:</text:p>
      <text:p text:style-name="P5"/>
      <text:p text:style-name="P5">public class Test{</text:p>
      <text:p text:style-name="P5"/>
      <text:p text:style-name="P5"><text:tab/>public static void main(String[]args){</text:p>
      <text:p text:style-name="P5"/>
      <text:p text:style-name="P5"><text:tab/><text:tab/>int x = 12;</text:p>
      <text:p text:style-name="P5"/>
      <text:p text:style-name="P5"><text:tab/><text:tab/>int a = 5;</text:p>
      <text:p text:style-name="P5"/>
      <text:p text:style-name="P5"><text:tab/><text:tab/>int b = 7;</text:p>
      <text:p text:style-name="P5"/>
      <text:p text:style-name="P5"><text:tab/><text:tab/>System.out.println(x/a + " " + x/b);</text:p>
      <text:p text:style-name="P5"/>
      <text:p text:style-name="P5"><text:tab/>}</text:p>
      <text:p text:style-name="P5"/>
      <text:p text:style-name="P5">}</text:p>
      <text:p text:style-name="P5"/>
      <text:p text:style-name="P5">Mi lesz a futás eredménye?</text:p>
      <text:p text:style-name="P5"/>
      <text:p text:style-name="P5">a, A programrészlet szintaktikailag hibás.</text:p>
      <text:p text:style-name="P5"/>
      <text:p text:style-name="P5">b, 2 1</text:p>
      <text:p text:style-name="P5"/>
      <text:p text:style-name="P5">c, 2 2</text:p>
      <text:p text:style-name="P5"/>
      <text:p text:style-name="P5"><text:soft-page-break/>d, 3 1</text:p>
      <text:p text:style-name="P5"/>
      <text:p text:style-name="P5"/>
      <text:p text:style-name="P5"/>
      <text:p text:style-name="P5">8. Melyik állítás hamis az alábbiak közül?</text:p>
      <text:p text:style-name="P5"/>
      <text:p text:style-name="P5">a, Az objektumot születéskor inicializálni kell</text:p>
      <text:p text:style-name="P5"/>
      <text:p text:style-name="P5">b, Az objektum kezdeti állapotát a konstruktor állítja be.</text:p>
      <text:p text:style-name="P5"/>
      <text:p text:style-name="P5">c, Az osztálymetódus elérheti a példányváltozót.</text:p>
      <text:p text:style-name="P5"/>
      <text:p text:style-name="P5">d, A példánymetódus elérheti az osztályváltozót.</text:p>
      <text:p text:style-name="P5"/>
      <text:p text:style-name="P5"/>
      <text:p text:style-name="P5"/>
      <text:p text:style-name="P5">9. Melyik állítás igaz az alábbiak közül?</text:p>
      <text:p text:style-name="P5"/>
      <text:p text:style-name="P5">a, A nyilvános (public) deklarációt mindenki látja, tehát az osztály egy példányának használója, és az osztály leszármazottai is.</text:p>
      <text:p text:style-name="P5"/>
      <text:p text:style-name="P5">b, A védett (protected) deklarációt mindenki láthatja, aki megszólítja az osztály egy példányát.</text:p>
      <text:p text:style-name="P5"/>
      <text:p text:style-name="P5">c, A privát (private) deklarációt kizárólag az osztály, és annak leszármazottai érhetik el.</text:p>
      <text:p text:style-name="P5"/>
      <text:p text:style-name="P5">d, A protected deklaráció erősebb védelmet ad, mint a private.</text:p>
      <text:p text:style-name="P5"/>
      <text:p text:style-name="P5"/>
      <text:p text:style-name="P5"/>
      <text:p text:style-name="P5">10. Melyik állítás igaz az alábbiak közül?</text:p>
      <text:p text:style-name="P5"/>
      <text:p text:style-name="P5">a, A specializálás az a folyamat, mely során több dolog leírásából kiemeljük a közös jellemzőket.</text:p>
      <text:p text:style-name="P5"/>
      <text:p text:style-name="P5">b, Az általánosítás az a folyamat, mely során több dolog leírásából kiemeljük a közös jellemzőket.</text:p>
      <text:p text:style-name="P5"/>
      <text:p text:style-name="P5">c, Az öröklődés objektumok között definiált kapcsolat.</text:p>
      <text:p text:style-name="P5"/>
      <text:p text:style-name="P5">d, Ha B osztály A leszármazottja, akkor hivatkozhat A osztály összes privát metódusára.</text:p>
      <text:p text:style-name="P5"/>
      <text:p text:style-name="P5"/>
      <text:p text:style-name="P5"/>
      <text:p text:style-name="P5">11. Melyik állítás hamis az alábbiak közül?</text:p>
      <text:p text:style-name="P5"/>
      <text:p text:style-name="P5">a, A this egy objektumreferencia.</text:p>
      <text:p text:style-name="P5"/>
      <text:p text:style-name="P5">b, A super egy objektumreferencia.</text:p>
      <text:p text:style-name="P5"/>
      <text:p text:style-name="P5">c, Ha egy hivatkozásban nem adunk meg célobjektumot, akkor a fordító this-t veszi célobjektumnak.</text:p>
      <text:p text:style-name="P5"/>
      <text:p text:style-name="P5">d, Ha ősadatra hivatkozunk, használnunk kell a this minősítést.</text:p>
      <text:p text:style-name="P5"/>
      <text:p text:style-name="P5"><text:soft-page-break/></text:p>
      <text:p text:style-name="P5"/>
      <text:p text:style-name="P5">12. Adott az alábbi kódrészlet:</text:p>
      <text:p text:style-name="P5"/>
      <text:p text:style-name="P5">public class Test{</text:p>
      <text:p text:style-name="P5"/>
      <text:p text:style-name="P5"/>
      <text:p text:style-name="P5"/>
      <text:p text:style-name="P5"><text:tab/>static int s;</text:p>
      <text:p text:style-name="P5"/>
      <text:p text:style-name="P5"/>
      <text:p text:style-name="P5"/>
      <text:p text:style-name="P5"><text:tab/>public static void main(String[]args){</text:p>
      <text:p text:style-name="P5"/>
      <text:p text:style-name="P5"><text:tab/><text:tab/>Test p = new Test();</text:p>
      <text:p text:style-name="P5"/>
      <text:p text:style-name="P5"><text:tab/><text:tab/>p.start();</text:p>
      <text:p text:style-name="P5"/>
      <text:p text:style-name="P5"><text:tab/><text:tab/>System.out.println(s);</text:p>
      <text:p text:style-name="P5"/>
      <text:p text:style-name="P5"><text:tab/>}</text:p>
      <text:p text:style-name="P5"/>
      <text:p text:style-name="P5"/>
      <text:p text:style-name="P5"/>
      <text:p text:style-name="P5"><text:tab/>void start(){</text:p>
      <text:p text:style-name="P5"/>
      <text:p text:style-name="P5"><text:tab/><text:tab/>int x = 7;</text:p>
      <text:p text:style-name="P5"/>
      <text:p text:style-name="P5"><text:tab/><text:tab/>twice(x);<text:tab/><text:tab/></text:p>
      <text:p text:style-name="P5"/>
      <text:p text:style-name="P5"><text:tab/><text:tab/>System.out.println(x + " ");</text:p>
      <text:p text:style-name="P5"/>
      <text:p text:style-name="P5"><text:tab/>}</text:p>
      <text:p text:style-name="P5"/>
      <text:p text:style-name="P5"/>
      <text:p text:style-name="P5"/>
      <text:p text:style-name="P5"><text:tab/>void twice(int x){</text:p>
      <text:p text:style-name="P5"/>
      <text:p text:style-name="P5"><text:tab/><text:tab/>x = x * 2;</text:p>
      <text:p text:style-name="P5"/>
      <text:p text:style-name="P5"><text:tab/><text:tab/>s = x; </text:p>
      <text:p text:style-name="P5"/>
      <text:p text:style-name="P5"><text:tab/>}</text:p>
      <text:p text:style-name="P5"/>
      <text:p text:style-name="P5">}</text:p>
      <text:p text:style-name="P5"/>
      <text:p text:style-name="P5">Mi lesz a program futásának eredménye?</text:p>
      <text:p text:style-name="P5"/>
      <text:p text:style-name="P5">a, 7 7</text:p>
      <text:p text:style-name="P5"/>
      <text:p text:style-name="P5">b, 7 14</text:p>
      <text:p text:style-name="P5"/>
      <text:p text:style-name="P5"><text:soft-page-break/>c, 14 0</text:p>
      <text:p text:style-name="P5"/>
      <text:p text:style-name="P5">d, 14 14</text:p>
      <text:p text:style-name="P5"/>
      <text:p text:style-name="P5"/>
      <text:p text:style-name="P5"/>
      <text:p text:style-name="P5">13. Adott az alábbi kódrészlet:</text:p>
      <text:p text:style-name="P5"/>
      <text:p text:style-name="P5">import java.io.*;</text:p>
      <text:p text:style-name="P5"/>
      <text:p text:style-name="P5"/>
      <text:p text:style-name="P5"/>
      <text:p text:style-name="P5">public class Test{</text:p>
      <text:p text:style-name="P5"/>
      <text:p text:style-name="P5"><text:tab/>public static void main(String[]args){</text:p>
      <text:p text:style-name="P5"/>
      <text:p text:style-name="P5"><text:tab/><text:tab/>FileOutputStream out = null;</text:p>
      <text:p text:style-name="P5"/>
      <text:p text:style-name="P5"><text:tab/><text:tab/>try{</text:p>
      <text:p text:style-name="P5"/>
      <text:p text:style-name="P5"><text:tab/><text:tab/><text:tab/>out = new FileOutputStream("test.txt");</text:p>
      <text:p text:style-name="P5"/>
      <text:p text:style-name="P5"><text:tab/><text:tab/><text:tab/>out.write(122);</text:p>
      <text:p text:style-name="P5"/>
      <text:p text:style-name="P5"><text:tab/><text:tab/>} catch (IOException e){</text:p>
      <text:p text:style-name="P5"/>
      <text:p text:style-name="P5"><text:tab/><text:tab/><text:tab/>System.out.println("IO error");</text:p>
      <text:p text:style-name="P5"/>
      <text:p text:style-name="P5"><text:tab/><text:tab/>} finally{</text:p>
      <text:p text:style-name="P5"/>
      <text:p text:style-name="P5"><text:tab/><text:tab/><text:tab/>out.close();</text:p>
      <text:p text:style-name="P5"/>
      <text:p text:style-name="P5"><text:tab/><text:tab/>}</text:p>
      <text:p text:style-name="P5"/>
      <text:p text:style-name="P5"/>
      <text:p text:style-name="P5"/>
      <text:p text:style-name="P5"><text:tab/>}</text:p>
      <text:p text:style-name="P5"/>
      <text:p text:style-name="P5">}</text:p>
      <text:p text:style-name="P5"/>
      <text:p text:style-name="P5"/>
      <text:p text:style-name="P5"/>
      <text:p text:style-name="P5">Mi igaz az alábbiak közül abban az esetben, ha IOException keletkezett?</text:p>
      <text:p text:style-name="P5"/>
      <text:p text:style-name="P5">a, A program szintaktikailag helyes</text:p>
      <text:p text:style-name="P5"/>
      <text:p text:style-name="P5">b, Fordítási hiba keletkezik az "out = new FileOutputStream(.." sorban</text:p>
      <text:p text:style-name="P5"/>
      <text:p text:style-name="P5">c, Fordítási hiba keletkezik az "out.write.." sorban</text:p>
      <text:p text:style-name="P5"/>
      <text:p text:style-name="P5">d, Fordítási hiba keletkezik az "out.close()" sorban.</text:p>
      <text:p text:style-name="P5"/>
      <text:p text:style-name="P5"><text:soft-page-break/></text:p>
      <text:p text:style-name="P5"/>
      <text:p text:style-name="P5">14. Melyik állítás igaz az alábbiak közül?</text:p>
      <text:p text:style-name="P5"/>
      <text:p text:style-name="P5">a, Az interfész fejében ki kell tenni az abstract módosítót.</text:p>
      <text:p text:style-name="P5"/>
      <text:p text:style-name="P5">b, Az interfészben nem adható meg konstans deklaráció</text:p>
      <text:p text:style-name="P5"/>
      <text:p text:style-name="P5">c, Ha az interfész deklarációjában egy metódusfej előtt nem adunk meg módosítót, az alapértelmezetten public és abstract lesz.</text:p>
      <text:p text:style-name="P5"/>
      <text:p text:style-name="P5">d, Egy osztály csak egy interfészt implementálha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4:16:46.860760294</meta:creation-date>
    <dc:date>2019-04-01T16:18:10.646605846</dc:date>
    <meta:editing-duration>PT9M12S</meta:editing-duration>
    <meta:editing-cycles>1</meta:editing-cycles>
    <meta:document-statistic meta:table-count="0" meta:image-count="0" meta:object-count="0" meta:page-count="9" meta:paragraph-count="178" meta:word-count="1250" meta:character-count="7688" meta:non-whitespace-character-count="6493"/>
    <meta:generator>LibreOffice/6.0.7.3$Linux_X86_64 LibreOffice_project/00m0$Build-3</meta:generator>
  </office:meta>
</office:document-meta>
</file>